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size="8.000000000000000pt"/>
    </style:style>
    <style:style style:name="T21" style:family="text">
      <style:text-properties fo:background-color="transparent" fo:color="#55aa7f" fo:font-size="10.000000000000000pt"/>
    </style:style>
    <style:style style:name="T22" style:family="text">
      <style:text-properties fo:background-color="transparent" fo:color="#55aa7f" fo:font-size="8.000000000000000pt"/>
    </style:style>
    <style:style style:name="T23" style:family="text">
      <style:text-properties fo:background-color="transparent" fo:color="#55aaff" fo:font-size="10.000000000000000pt"/>
    </style:style>
    <style:style style:name="T24" style:family="text">
      <style:text-properties fo:background-color="transparent" fo:color="#55aaff" fo:font-weight="bold"/>
    </style:style>
    <style:style style:name="T25" style:family="text">
      <style:text-properties fo:background-color="transparent" fo:color="#005500" fo:font-size="10.000000000000000pt" fo:font-style="italic" style:text-underline-style="solid" style:text-underline-type="single"/>
    </style:style>
    <style:style style:name="T26" style:family="text">
      <style:text-properties fo:background-color="transparent" fo:color="#005500" fo:font-size="10.000000000000000pt" fo:font-style="normal" style:text-underline-style="none" style:text-underline-type="none"/>
    </style:style>
    <style:style style:name="T27" style:family="text">
      <style:text-properties fo:background-color="transparent" fo:font-size="10.000000000000000pt" fo:font-style="normal" style:text-underline-style="none" style:text-underline-type="none"/>
    </style:style>
    <style:style style:name="T28" style:family="text">
      <style:text-properties fo:background-color="transparent" fo:color="#55aa7f" fo:font-size="11.000000000000000pt"/>
    </style:style>
    <style:style style:name="T29" style:family="text">
      <style:text-properties fo:font-family="仿宋" fo:font-size="12.000000000000000pt"/>
    </style:style>
    <style:style style:name="T30" style:family="text">
      <style:text-properties fo:font-family="Sans" fo:font-size="9.000000000000000pt"/>
    </style:style>
    <style:style style:name="T31" style:family="text">
      <style:text-properties fo:font-family="仿宋" fo:font-size="11.000000000000000pt"/>
    </style:style>
    <style:style style:name="T32" style:family="text">
      <style:text-properties fo:font-family="仿宋" fo:font-size="10.000000000000000pt"/>
    </style:style>
    <style:style style:name="T33" style:family="text">
      <style:text-properties fo:font-size="10.000000000000000pt" fo:font-weight="normal"/>
    </style:style>
    <style:style style:name="T34"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0" svg:width="366.16671922113pt" svg:height="595.44238134854pt" text:anchor-type="as-char"><draw:image xlink:type="simple" xlink:show="embed" xlink:actuate="onLoad" xlink:href="Pictures/image2.png"/></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5"><draw:frame draw:style-name="gr2" xml:id="shape-5" draw:id="shape-5" draw:z-index="0" svg:width="219.19541712616pt" svg:height="193.80280473669pt" text:anchor-type="as-char"><draw:image xlink:type="simple" xlink:show="embed" xlink:actuate="onLoad" xlink:href="Pictures/image5.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5">目前序号调整在代码如下（g_NumberH1PreIndex等等 临时解决方案）</text:p>
      <text:p text:style-name="P5">void KWNavigationWidget::updateData()</text:p>
      <text:p text:style-name="P5"/>
      <text:p text:style-name="P5"><text:span text:style-name="T20">在代码</text:span></text:p>
      <text:p text:style-name="P5"><text:span text:style-name="T20">void KWNavigationWidget::initUi() 中</text:span></text:p>
      <text:p text:style-name="P5"><text:span text:style-name="T20">{</text:span></text:p>
      <text:p text:style-name="P5"><text:span text:style-name="T20">注释</text:span></text:p>
      <text:p text:style-name="P5"><text:span text:style-name="T20">///m_treeView-&gt;setItemsExpandable(false); 可以展开和收起</text:span></text:p>
      <text:p text:style-name="P5"><text:span text:style-name="T20">m_treeView-&gt;setExpandsOnDoubleClick(false);///add openword 20210804 <text:s/>禁止双击选择行收起和展开，保留 + - 号展开和收缩</text:span></text:p>
      <text:p text:style-name="P5"><text:span text:style-name="T20">m_treeView-&gt;setSelectionMode(QAbstractItemView::SingleSelection/*NoSelection*/);///openword 20210804 选中单行</text:span></text:p>
      <text:p text:style-name="P5"><text:span text:style-name="T20">....</text:span></text:p>
      <text:p text:style-name="P5"/>
      <text:p text:style-name="P5"><text:span text:style-name="T20">}</text:span></text:p>
      <text:p text:style-name="P5"/>
      <text:p text:style-name="P5"><text:span text:style-name="T21">实现双击直接跳转到指定的页面的代码如下？</text:span></text:p>
      <text:p text:style-name="P5"><text:span text:style-name="T22">void KWNavigationWidget::navigationClicked(QModelIndex idx)</text:span></text:p>
      <text:p text:style-name="P5"/>
      <text:h text:outline-level="3" text:style-name="P12"><text:span text:style-name="T23">段落前序号:(一、二....)</text:span></text:h>
      <text:p text:style-name="P5"/>
      <text:p text:style-name="P5">当前全是数字非大小</text:p>
      <text:p text:style-name="P5"/>
      <text:p text:style-name="P5"><text:span text:style-name="T10">https://en.wikipedia.org/wiki/Chinese_numerals#Historical_use_of_numerals_in_China</text:span></text:p>
      <text:p text:style-name="P5"><text:span text:style-name="T7">void ListItemsHelper::recalculateBlock(QTextBlock &amp;block)</text:span></text:p>
      <text:p text:style-name="P5"><text:span text:style-name="T7">//numberFormat.formattedNumber( <text:s/>返回段落编号格式</text:span></text:p>
      <text:p text:style-name="P5"><text:span text:style-name="T7">目前临时修改编号,需要重新考虑参考 MSword, 增加了函数的参数, 同时修改了所有使用到该处的函数地方</text:span></text:p>
      <text:p text:style-name="P5"/>
      <text:p text:style-name="P5"><text:span text:style-name="T23">///设置页脚的数字显示</text:span></text:p>
      <text:p text:style-name="P6"><text:span text:style-name="T7">void PageVariable::resize(const QTextDocument *document, QTextInlineObject &amp;object, int posInDocument, const QTextCharFormat &amp;format, QPaintDevice *pd)</text:span></text:p>
      <text:p text:style-name="P6"/>
      <text:h text:outline-level="3" text:style-name="P12">ConfigureToolbars</text:h>
      <text:p text:style-name="P5">目前涉及到的相关代码如下（涉及到<text:span text:style-name="T24">界面语言</text:span>配置及KXmlGuiWindow KConfigGui等）:</text:p>
      <text:p text:style-name="P5">void KoMainWindow::slotConfigureToolbars()</text:p>
      <text:p text:style-name="P5"><text:span text:style-name="T25">to do .... ki18n 设置语言地方？</text:span></text:p>
      <text:p text:style-name="P5"><text:span text:style-name="T26">KLocalizedString::setLanguages(strlist); 设置失败</text:span></text:p>
      <text:p text:style-name="P5"/>
      <text:p text:style-name="P5"><text:span text:style-name="T27">KLocalizedString::setApplicationDomain("calligrawords");//设置翻译对应的域(对应的翻译的语言)</text:span></text:p>
      <text:p text:style-name="P5"/>
      <text:p text:style-name="P5"><text:span text:style-name="T9">语言设置类 KSwitchLanguageDialog （kxmlgui 中kswitchlanguagedialog_p.h <text:s/>cpp）</text:span></text:p>
      <text:p text:style-name="P5"><text:span text:style-name="T28">目前可以提取出来单独使用(参考kxmlgui\tests\kxmlGuiMain)</text:span></text:p>
      <text:p text:style-name="P5"/>
      <text:h text:outline-level="2" text:style-name="P11">文档转换</text:h>
      <text:h text:outline-level="3" text:style-name="P12">格式保存</text:h>
      <text:p text:style-name="P5"><text:s text:c="6"/><text:span text:style-name="T9">目前保存docx格式图像数据丢失（不支持doc文档格式保存），且自身无法打开保存后的文档，当前libreoffice支持全部，OpenOffice4.1.10格式支持doc格式保存，测试版本4.1.10时不支持docx格式保存。</text:span></text:p>
      <text:p text:style-name="P5">是否docx格式转化为odt后显示？20210902</text:p>
      <text:p text:style-name="P5">MS 格式文档介绍</text:p>
      <text:p text:style-name="P5"><text:span text:style-name="T7">https://docs.microsoft.com/en-us/openspecs/office_file_formats/MS-OFFFFLP/8aea05e3-8c1e-4a9a-9614-31f71e679456</text:span></text:p>
      <text:p text:style-name="P5"/>
      <text:p text:style-name="P5"><text:span text:style-name="T7">https://docs.microsoft.com/en-us/openspecs/dev_center/ms-devcentlp/a859bab5-e1b5-481c-9b73-4ce93efc0a06</text:span></text:p>
      <text:p text:style-name="P5"/>
      <text:p text:style-name="P5"><text:span text:style-name="T7">https://docs.microsoft.com/en-us/openspecs/office_standards/ms-docx/b839fe1f-e1ca-4fa6-8c26-5954d0abbccd</text:span></text:p>
      <text:p text:style-name="P8"/>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29">Qtcreator<text:s/></text:span></text:h>
      <text:p text:style-name="P5"><text:span text:style-name="T10">C:\Qt\AStyle\bin\AStyle.exe</text:span></text:p>
      <text:p text:style-name="P5"><text:span text:style-name="T30">style=ansi</text:span></text:p>
      <text:p text:style-name="P6"><text:span text:style-name="T30">add-braces</text:span></text:p>
      <text:p text:style-name="P6"><text:span text:style-name="T30">indent-switches</text:span></text:p>
      <text:p text:style-name="P6"/>
      <text:h text:outline-level="2" text:style-name="P11"><text:span text:style-name="T31">遇到的设置问题</text:span></text:h>
      <text:h text:outline-level="3" text:style-name="P12"><text:span text:style-name="T32">调试速度</text:span></text:h>
      <text:p text:style-name="P5"><text:span text:style-name="T32">Options/Build&amp;Run/General: 取消Always deploy project before running it</text:span></text:p>
      <text:p text:style-name="P5"/>
      <text:h text:outline-level="3" text:style-name="P12"><text:span text:style-name="T33">配置修改问题</text:span></text:h>
      <text:p text:style-name="P5"><text:span text:style-name="T34">不要轻易修改 Options/Debugger/CDB: Use Python dumper 取消会出现无法调试问题，需要删除</text:span></text:p>
      <text:p text:style-name="P5"><text:span text:style-name="T34">C:\Users\admin\AppData\Roaming\QtProject 配置相关信息 【不知是否与本机安装过多个版本qtcreator】</text:span></text:p>
      <text:p text:style-name="P5"/>
      <text:h text:outline-level="1" text:style-name="P4">网站收藏</text:h>
      <text:h text:outline-level="2" text:style-name="P11">油管</text:h>
      <text:p text:style-name="P5"><text:span text:style-name="T34">http://cn.ntdtv.com/gb/2021/08/26/a103200033.html</text:span></text:p>
      <text:h text:outline-level="2" text:style-name="P11">在线软件</text:h>
      <text:p text:style-name="P5"><text:span text:style-name="T34">https://www.offidocs.com/</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article" style:display-name="Bibliography article"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misc" style:display-name="Bibliography misc" style:family="paragraph"/>
    <style:style style:name="Bibliography_20mastersthesis" style:display-name="Bibliography mastersthesis" style:family="paragraph"/>
    <style:style style:name="Bibliography_20manual" style:display-name="Bibliography manual" style:family="paragraph"/>
    <style:style style:name="Bibliography_20journal" style:display-name="Bibliography journal" style:family="paragraph"/>
    <style:style style:name="Bibliography_20unpublished" style:display-name="Bibliography unpublished" style:family="paragraph"/>
    <style:style style:name="Bibliography_20techreport" style:display-name="Bibliography techreport" style:family="paragraph"/>
    <style:style style:name="Bibliography_20proceedings" style:display-name="Bibliography proceedings" style:family="paragraph"/>
    <style:style style:name="Bibliography_20phdthesis" style:display-name="Bibliography phdthesis" style:family="paragraph"/>
    <style:style style:name="Bibliography_20custom3" style:display-name="Bibliography custom3" style:family="paragraph"/>
    <style:style style:name="Bibliography_20custom2" style:display-name="Bibliography custom2" style:family="paragraph"/>
    <style:style style:name="Bibliography_20custom1" style:display-name="Bibliography custom1" style:family="paragraph"/>
    <style:style style:name="Bibliography_20www" style:display-name="Bibliography www" style:family="paragraph"/>
    <style:style style:name="Endnote" style:display-name="Endnote" style:family="paragraph" style:next-style-name=""/>
    <style:style style:name="Footnote" style:display-name="Footnote" style:family="paragraph" style:next-style-name=""/>
    <style:style style:name="Bibliography_20custom5" style:display-name="Bibliography custom5" style:family="paragraph"/>
    <style:style style:name="Bibliography_20custom4" style:display-name="Bibliography custom4" style:family="paragraph"/>
    <style:style style:name="Standard" style:display-name="Standard" style:family="paragraph">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Head_203" style:default-outline-level="3" style:display-name="Head 3" style:family="paragraph" style:next-style-name="Standard">
      <style:text-properties fo:font-size="12.000000000000000pt" fo:font-weight="bold"/>
    </style:style>
    <style:style style:name="Bullet_20List" style:display-name="Bullet List" style:family="paragraph" style:list-style-name="L6">
      <style:text-properties fo:font-size="12.000000000000000pt"/>
    </style:style>
    <style:style style:name="Alphabetical_20List" style:display-name="Alphabetical List" style:family="paragraph" style:list-style-name="L5">
      <style:text-properties fo:font-size="12.000000000000000pt"/>
    </style:style>
    <style:style style:name="A1" style:display-name="A1" style:family="paragraph">
      <style:text-properties fo:color="#000000" fo:font-family="Sans Serif" fo:font-size="12.000000000000000pt"/>
    </style:style>
    <style:style style:name="Head_201" style:default-outline-level="1" style:display-name="Head 1" style:family="paragraph" style:next-style-name="Standard">
      <style:text-properties fo:font-size="20.000000000000000pt" fo:font-weight="bold"/>
    </style:style>
    <style:style style:name="Contents_202" style:display-name="Contents 2" style:family="paragraph">
      <style:paragraph-properties fo:margin-left="8.000000000000000pt"/>
    </style:style>
    <style:style style:name="Enumerated_20List" style:display-name="Enumerated List" style:family="paragraph" style:list-style-name="L4">
      <style:text-properties fo:font-size="12.000000000000000pt"/>
    </style:style>
    <style:style style:name="Contents_201" style:display-name="Contents 1" style:family="paragraph">
      <style:paragraph-properties fo:margin-left="0.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1</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231</meta:editing-cycles>
    <dc:date>2021-09-03T21:40:41</dc:date>
    <meta:creation-date>2008-08-22T11:41:04</meta:creation-date>
  </office:meta>
</office:document-meta>
</file>